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woke up with soft light on my face. I sat up and looked around the room. <text:span text:style-name="T1">Good. I'm going to have a date with Rena-chan later.</text:span> I got out of bed and got ready, with some nice, casual clothes, my wallet filled with enough cash for the day, and my phone. I took a quick look at the mirror, to check my hair. <text:span text:style-name="T1">All set.</text:span> I bolted out the door and made my way to Shinozaki Station. It took me no time to get there, and I didn't have to wait long for Rena-chan to arrive either.</text:p>
      <text:p text:style-name="P1">“Good morning, Satoshi-kun.” She said, “Did you wait long?”</text:p>
      <text:p text:style-name="P1">“Good Morning, Rena-chan. No, I got here just a few minutes ago.”</text:p>
      <text:p text:style-name="P1">“That's good. Shall we go?”</text:p>
      <text:p text:style-name="P1">I just nodded and we got on the Toei Shinjuku Line. We were cramped together with the crowd, and Rena was pushed up against me.</text:p>
      <text:p text:style-name="P1">“Sorry.” She said, trying to not push me against the train walls.</text:p>
      <text:p text:style-name="P1">“Don't worry about it. I should apologize. I didn't realize that the trains would be so crowded.”</text:p>
      <text:p text:style-name="P1">“Hopefully the zoo won't be so crowded.” She remarked. I extended my arms out against to give her some space and putting myself between the crowd and her.</text:p>
      <text:p text:style-name="P1">“I think we're going to be fine once we get there.” I told her, confident that everything will go as planned.</text:p>
      <text:p text:style-name="P1">As soon as I said that, the train stopped, and half of the people got off, and only a handful got on. We took a seat on one of the benches, and relaxed until we reached the Funabori Station. I led Rena down to the Edogawa Natural Zoo. We walked past the Jumbo Slider, and Rena let out a cute laughed as some of the children slid down it in a funny way. We went into the zoo, which only had maybe twenty or so other people, mainly parents with their small children and young couples. Rena excitedly ran over to the petting zoo, and started scratching the chin of one of the goats.</text:p>
      <text:p text:style-name="P1">“Aaawww. He's so cute.” Rena said to me, still preoccupied with the goat in front of her.</text:p>
      <text:p text:style-name="P1">“That one's name is Kinako.” I said, remembering from a few years ago.</text:p>
      <text:p text:style-name="P1">“Well Kinako is just adorable.”</text:p>
      <text:p text:style-name="P1">After prying her away from Kinako, we walked around checking out the other animals. Rena loved the birds, especially the snowy owl. She hid behind me from the aodaisho<text:span text:style-name="T2">u, and kept trying to push me to the next exhibit. I teased her a bit by trying to stay with the snake.</text:span></text:p>
      <text:p text:style-name="P1"><text:span text:style-name="T2">“Jeez, Satoshi-kun.” Rena said, with a cute pout. I laughed and followed her away from the snakes. We continued through the rest of the zoo. </text:span></text:p>
      <text:p text:style-name="P1">We headed out from the zoo, and walked back towards the station. Rena, pointed to the karaok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6T01:12:05.80</meta:creation-date>
    <meta:editing-duration>P12DT11H13M53S</meta:editing-duration>
    <meta:editing-cycles>4</meta:editing-cycles>
    <meta:generator>OpenOffice/4.1.2$Win32 OpenOffice.org_project/412m3$Build-9782</meta:generator>
    <meta:initial-creator>Matthew Guernsey</meta:initial-creator>
    <dc:date>2020-11-24T23:42:27.26</dc:date>
    <dc:creator>Matthew Guernsey</dc:creator>
    <meta:document-statistic meta:table-count="0" meta:image-count="0" meta:object-count="0" meta:page-count="1" meta:paragraph-count="16" meta:word-count="480" meta:character-count="2447"/>
  </office:meta>
</office:document-meta>
</file>